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8d6a" officeooo:paragraph-rsid="00148d6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8d6a" officeooo:paragraph-rsid="00148d6a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48d6a" officeooo:paragraph-rsid="00148d6a" style:font-weight-asian="normal" style:font-weight-complex="normal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48d6a" officeooo:paragraph-rsid="00148d6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none" fo:font-weight="bold" officeooo:rsid="00148d6a" officeooo:paragraph-rsid="00148d6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style:text-underline-style="none" fo:font-weight="normal" officeooo:rsid="00148d6a" officeooo:paragraph-rsid="0014aca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4aca5" officeooo:paragraph-rsid="0014aca5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style:text-underline-style="none" fo:font-weight="normal" officeooo:rsid="00148d6a" officeooo:paragraph-rsid="00148d6a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style:text-underline-style="none" fo:font-weight="normal" officeooo:rsid="00148d6a" officeooo:paragraph-rsid="0014aca5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style:text-underline-style="none" fo:font-weight="normal" officeooo:rsid="0014aca5" officeooo:paragraph-rsid="0014aca5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style:text-underline-style="none" fo:font-weight="normal" officeooo:rsid="001797c1" officeooo:paragraph-rsid="001797c1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style:text-underline-style="none" fo:font-weight="normal" officeooo:rsid="0017b52e" officeooo:paragraph-rsid="0017b52e" style:font-size-asian="10.5pt" style:font-weight-asian="normal" style:font-size-complex="12pt" style:font-weight-complex="normal"/>
    </style:style>
    <style:style style:name="T1" style:family="text">
      <style:text-properties officeooo:rsid="0014aca5"/>
    </style:style>
    <style:style style:name="T2" style:family="text">
      <style:text-properties officeooo:rsid="00066e9c" style:font-size-asian="12pt"/>
    </style:style>
    <style:style style:name="T3" style:family="text">
      <style:text-properties officeooo:rsid="0014aca5" style:font-size-asian="12pt"/>
    </style:style>
    <style:style style:name="T4" style:family="text">
      <style:text-properties officeooo:rsid="0017176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tion – Laura</text:p>
      <text:p text:style-name="P4"/>
      <text:p text:style-name="P5">1. Enumeration</text:p>
      <text:p text:style-name="P5"/>
      <text:list xml:id="list81605651" text:style-name="L1">
        <text:list-item>
          <text:p text:style-name="P8">“Normale” Enumeration: Alle Pfade werden durchlaufen</text:p>
        </text:list-item>
        <text:list-item>
          <text:p text:style-name="P8">Bin Constraint: Bins mit mehr als einem Exon werden berücksichtigt und nur erlaubte Übergänge (es gibt bins) werden gemacht</text:p>
        </text:list-item>
        <text:list-item>
          <text:p text:style-name="P12">Multi-Bin Constraint: Wie Bin Constraint, es werden jedoch nur Bins mit mehr als zwei Exons berücksichtigt</text:p>
        </text:list-item>
        <text:list-item>
          <text:p text:style-name="P9">Paired Bin Constraint:</text:p>
          <text:p text:style-name="P9"/>
          <text:p text:style-name="P9"/>
        </text:list-item>
      </text:list>
      <text:p text:style-name="P6"><text:span text:style-name="T1">Testdurchläufe mit </text:span><text:span text:style-name="T2">human_geuvadis_simulated_5sets.grap</text:span><text:span text:style-name="T3">h (Clean Graph):</text:span></text:p>
      <text:list xml:id="list160630922473953" text:continue-numbering="true" text:style-name="L1">
        <text:list-item>
          <text:p text:style-name="P10">Normale Enumeration: 97598 Transkripte, 27s</text:p>
        </text:list-item>
        <text:list-item>
          <text:p text:style-name="P10">Bin Constraint: 97555 Transkripte, 32s</text:p>
        </text:list-item>
        <text:list-item>
          <text:p text:style-name="P11">Multi-Bin Constraint: 2182, 20s</text:p>
        </text:list-item>
      </text:list>
      <text:p text:style-name="P7"/>
      <text:p text:style-name="P7"/>
      <text:p text:style-name="P6"><text:span text:style-name="T1">Testdurchläufe mit </text:span><text:span text:style-name="T2">human_geuvadis_simulated_5sets.grap</text:span><text:span text:style-name="T3">h (Full Graph):</text:span></text:p>
      <text:list xml:id="list160631855115773" text:continue-numbering="true" text:style-name="L1">
        <text:list-item>
          <text:p text:style-name="P10">Normale Enumeration: 19293622 Transkripte, 37min</text:p>
        </text:list-item>
        <text:list-item>
          <text:p text:style-name="P10">Bin Constraint: 19217280 <text:span text:style-name="T4">Transkripte, 46 min</text:span></text:p>
        </text:list-item>
        <text:list-item>
          <text:p text:style-name="P12">Multi-Bin Constraint: 8194, 22s</text:p>
        </text:list-item>
      </text:list>
      <text:p text:style-name="P7"/>
      <text:p text:style-name="P7"/>
      <text:p text:style-name="P7"/>
      <text:p text:style-name="P7"/>
      <text:p text:style-name="P4"/>
      <text:p text:style-name="P4"/>
      <text:p text:style-name="P2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1:21:23.734281408</meta:creation-date>
    <dc:date>2022-05-08T16:06:29.591944006</dc:date>
    <meta:editing-duration>PT11M19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16" meta:word-count="99" meta:character-count="724" meta:non-whitespace-character-count="650"/>
  </office:meta>
</office:document-meta>
</file>